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E0000000000000000DB8080F90BBAFF5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Text_20_body">
      <style:paragraph-properties fo:margin-left="0in" fo:margin-right="0in" fo:margin-top="0in" fo:margin-bottom="0in" style:contextual-spacing="false" fo:orphans="1" fo:text-indent="0in" style:auto-text-indent="false"/>
      <style:text-properties loext:padding="0in" loext:border="none"/>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ease elaborate in details and comments on exceptions, collections, concurrency, and more advanced features like annotations, reflection, and generics. </text:p>
      <text:p text:style-name="Text_20_body">Sure, I'd be happy to explain these concepts in more detail.</text:p>
      <text:p text:style-name="Text_20_body">Exceptions: Exceptions are a mechanism for handling errors and exceptional conditions in Java. An exception is an event that occurs during the execution of a program that disrupts the normal flow of instructions. When an exception occurs, the program throws an exception object that contains information about the error. The program can then catch the exception and take appropriate action to handle the error.</text:p>
      <text:p text:style-name="Text_20_body">The exception handling mechanism in Java is based on the try-catch-finally construct. The try block contains the code that might throw an exception. The catch block contains the code that will handle the exception if it occurs. The finally block contains the code that will be executed regardless of whether an exception occurs or not.</text:p>
      <text:p text:style-name="Text_20_body">Here is an example of a try-catch block:</text:p>
      <text:p text:style-name="Preformatted_20_Text"><text:span text:style-name="Source_20_Text">try {</text:span></text:p>
      <text:p text:style-name="Preformatted_20_Text"><text:span text:style-name="Source_20_Text"><text:s text:c="4"/>int result = divide(10, 0);</text:span></text:p>
      <text:p text:style-name="Preformatted_20_Text"><text:span text:style-name="Source_20_Text"><text:s text:c="4"/>System.out.println(result);</text:span></text:p>
      <text:p text:style-name="Preformatted_20_Text"><text:span text:style-name="Source_20_Text">} catch (ArithmeticException e) {</text:span></text:p>
      <text:p text:style-name="Preformatted_20_Text"><text:span text:style-name="Source_20_Text"><text:s text:c="4"/>System.out.println("Cannot divide by zero");</text:span></text:p>
      <text:p text:style-name="P1"><text:span text:style-name="Source_20_Text">}</text:span></text:p>
      <text:p text:style-name="Text_20_body">In this example, the try block contains the code that calls the divide method, which might throw an ArithmeticException if the denominator is zero. The catch block catches the exception and prints a message.</text:p>
      <text:p text:style-name="Text_20_body">The Java standard library provides a number of built-in exception classes that you can use to handle different types of errors, such as IOException, IllegalArgumentException, and NullPointerException. You can also create your own exception classes to handle specific types of errors in your application.</text:p>
      <text:p text:style-name="Text_20_body">Collections: The Java Collections Framework is a set of classes and interfaces that provide a standard way to work with collections of objects. A collection is an object that represents a group of elements, such as a list, set, or map.</text:p>
      <text:p text:style-name="Text_20_body">The Java Collections Framework provides several interfaces that define the basic operations that can be performed on a collection, such as adding, removing, and retrieving elements. The most commonly used interfaces are List, Set, and Map.</text:p>
      <text:p text:style-name="Text_20_body">List: A List is an ordered collection of elements, where each element has an index. The most commonly used implementation of List is ArrayList.</text:p>
      <text:p text:style-name="Preformatted_20_Text"><text:span text:style-name="Source_20_Text">List&lt;String&gt; fruits = new ArrayList&lt;&gt;();</text:span></text:p>
      <text:p text:style-name="Preformatted_20_Text"><text:span text:style-name="Source_20_Text">fruits.add("Apple");</text:span></text:p>
      <text:p text:style-name="Preformatted_20_Text"><text:span text:style-name="Source_20_Text">fruits.add("Banana");</text:span></text:p>
      <text:p text:style-name="P1"><text:span text:style-name="Source_20_Text">fruits.add("Cherry");</text:span></text:p>
      <text:p text:style-name="Text_20_body">Set: A Set is a collection of unique elements, it does not allow duplicates. The most commonly used implementation of Set is HashSet.</text:p>
      <text:p text:style-name="Preformatted_20_Text"><text:span text:style-name="Source_20_Text">Set&lt;String&gt; fruits = new HashSet&lt;&gt;();</text:span></text:p>
      <text:p text:style-name="Preformatted_20_Text"><text:span text:style-name="Source_20_Text">fruits.add("Apple");</text:span></text:p>
      <text:p text:style-name="Preformatted_20_Text"><text:soft-page-break/><text:span text:style-name="Source_20_Text">fruits.add("Banana");</text:span></text:p>
      <text:p text:style-name="P1"><text:span text:style-name="Source_20_Text">fruits.add("Cherry");</text:span></text:p>
      <text:p text:style-name="Text_20_body">Map: A Map is a collection of key-value pairs. The most</text:p>
      <text:p text:style-name="P3"><draw:frame draw:style-name="fr2" draw:name="Image1" text:anchor-type="as-char" svg:width="0.7874in" svg:height="0.3937in" draw:z-index="0"><draw:image xlink:href="Pictures/1000004E0000000000000000DB8080F90BBAFF57.svg" xlink:type="simple" xlink:show="embed" xlink:actuate="onLoad" draw:mime-type="image/svg+xml"/></draw:frame><draw:frame draw:style-name="fr1" draw:name="Image2" text:anchor-type="char" svg:x="0in" svg:width="0.0161in" svg:height="0.0161in" draw:z-index="1"><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commonly used implementation of Map is HashMap.</text:p>
      <text:p text:style-name="Preformatted_20_Text"><text:span text:style-name="Source_20_Text">Map&lt;String, Integer&gt; inventory = new HashMap&lt;&gt;();</text:span></text:p>
      <text:p text:style-name="Preformatted_20_Text"><text:span text:style-name="Source_20_Text">inventory.put("Apple", 10);</text:span></text:p>
      <text:p text:style-name="Preformatted_20_Text"><text:span text:style-name="Source_20_Text">inventory.put("Banana", 20);</text:span></text:p>
      <text:p text:style-name="P1"><text:span text:style-name="Source_20_Text">inventory.put("Cherry", 30);</text:span></text:p>
      <text:p text:style-name="Text_20_body">Concurrency: Concurrency is the ability of a program to execute multiple tasks simultaneously. In Java, concurrency is achieved through the use of threads. A thread is a lightweight unit of execution that can run in parallel with other threads. Java provides built-in support for creating and managing threads through the Thread class and the Executor framework.</text:p>
      <text:p text:style-name="Text_20_body">Threads can be used to perform multiple tasks in parallel, such as running multiple loops at the same time, which can improve the performance of a program. However, concurrent programming can also introduce complexity, as threads can access shared resources, such as data structures, and race conditions and deadlocks can occur if the access is not properly synchronized.</text:p>
      <text:p text:style-name="Text_20_body">Java provides several mechanisms for synchronizing access to shared resources, such as the synchronized keyword, the Lock interface, and the Atomic classes.</text:p>
      <text:p text:style-name="Text_20_body">Annotations: Annotations are a way to add metadata to Java code. An annotation is a special kind of modifier that can be used to provide additional information about a class, method, field, or other program element. Java provides several built-in annotations, such as @Override, @Deprecated, and @SuppressWarnings.</text:p>
      <text:p text:style-name="Text_20_body">Annotations can be used to perform a variety of tasks, such as code generation, error checking, and automated testing. Java also provides a reflection API that allows you to access and manipulate the annotations at runtime.</text:p>
      <text:p text:style-name="Text_20_body">Reflection: Reflection is a feature in Java that allows you to examine and manipulate classes, interfaces, fields, and methods at runtime. The reflection API provides a way to introspect and reflect the structure of a class, including its methods, constructors, and fields, and to invoke methods and constructors and access and modify fields.</text:p>
      <text:p text:style-name="Text_20_body">Reflection is a powerful feature that can be used for a variety of tasks, such as code generation, automated testing, and reverse engineering. However, it can also introduce security risks, as it allows code to bypass access restrictions and manipulate private members of a class.</text:p>
      <text:p text:style-name="Text_20_body">Generics: Generics are a feature in Java that allows you to write classes, interfaces, and methods that can work with different types of objects. Generics provide a way to write type-safe code that can be reused with multiple types.</text:p>
      <text:p text:style-name="Text_20_body">When you use a generic class, interface or method, you specify the types of objects that it can work with as a parameter, and</text:p>
      <text:p text:style-name="P3"><text:soft-page-break/><draw:frame draw:style-name="fr2" draw:name="Image3" text:anchor-type="as-char" svg:width="0.7874in" svg:height="0.3937in" draw:z-index="2"><draw:image xlink:href="Pictures/1000004E0000000000000000DB8080F90BBAFF57.svg" xlink:type="simple" xlink:show="embed" xlink:actuate="onLoad" draw:mime-type="image/svg+xml"/></draw:frame><draw:frame draw:style-name="fr1" draw:name="Image4" text:anchor-type="char" svg:x="0in" svg:width="0.0161in" svg:height="0.0161in" draw:z-index="3"><draw:image xlink:href="https://chat.openai.com/_next/image?url=https%3A%2F%2Flh3.googleusercontent.com%2Fa%2FAEdFTp711pgcCUSnH3w0bP14tiD1d4E_z50VsTveIbbz%3Ds96-c&amp;w=64&amp;q=75" xlink:type="simple" xlink:show="embed" xlink:actuate="onLoad"/><svg:title>Sakalans Now</svg:title></draw:frame></text:p>
      <text:p text:style-name="Text_20_body">continue</text:p>
      <text:p text:style-name="Text_20_body">the compiler ensures that the code is valid for all types specified. This allows you to write code that is more reusable and less error-prone.</text:p>
      <text:p text:style-name="Text_20_body">Java also provides a way to limit the types that can be used as a type parameter, by using bounds. Bounds allow you to specify that the type parameter must be a subclass of a specific class, or implement a specific interface. This allows you to write more specific and type-safe code.</text:p>
      <text:p text:style-name="Text_20_body">In summary, exceptions, collections, concurrency, annotations, reflection, and generics are all important concepts in Java that can help you to write more robust, reusable, and efficient code. Exceptions provide a way to handle errors and exceptional conditions, collections provide a standard way to work with groups of objects, concurrency allows you to perform multiple tasks simultaneously, annotations allow you to add metadata to Java code, reflection allows you to examine and manipulate classes at runtime and generics allow you to write code that can work with multiple types in a type-safe wa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5:23:44.289769579</meta:creation-date>
    <dc:date>2023-01-14T15:24:07.265121911</dc:date>
    <meta:editing-duration>PT23S</meta:editing-duration>
    <meta:editing-cycles>1</meta:editing-cycles>
    <meta:document-statistic meta:table-count="0" meta:image-count="4" meta:object-count="0" meta:page-count="3" meta:paragraph-count="47" meta:word-count="974" meta:character-count="6293" meta:non-whitespace-character-count="5351"/>
    <meta:generator>LibreOffice/7.4.2.3$Linux_X86_64 LibreOffice_project/40$Build-3</meta:generator>
  </office:meta>
</office:document-meta>
</file>